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15.114cm" fo:min-width="19.46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6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2.416cm" fo:min-width="7.72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.52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5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0.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0.26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514cm" fo:min-width="0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226cm" fo:min-width="2.357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.42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3.208cm" fo:min-width="2.64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11cm" fo:min-width="0.126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 style:writing-mode="lr-tb"/>
      <style:text-properties style:font-name="Noto Sans1" fo:font-size="10pt" fo:font-weight="bold" style:font-size-asian="10pt" style:font-size-complex="10pt"/>
    </style:style>
    <style:style style:name="P2" style:family="paragraph">
      <style:paragraph-properties fo:text-align="center" style:writing-mode="lr-tb"/>
      <style:text-properties style:font-name="Noto Sans1" fo:font-size="10pt" fo:font-weight="bold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Noto Sans1" fo:font-weight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Noto Sans1" fo:font-size="10pt" fo:font-weight="bold" style:font-size-asian="10pt" style:font-size-complex="10pt"/>
    </style:style>
    <style:style style:name="P5" style:family="paragraph">
      <style:paragraph-properties fo:text-align="center" style:writing-mode="lr-tb"/>
      <style:text-properties style:font-name="Noto Sans1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style:font-name="Noto Sans1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style:font-name="Noto Sans1" fo:font-size="8pt" fo:font-weight="bold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style:font-name="Noto Sans1" fo:font-size="8pt" fo:font-weight="bold" style:font-size-asian="8pt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end" style:writing-mode="lr-tb"/>
      <style:text-properties fo:font-size="10pt" style:font-size-asian="10pt" style:font-size-complex="10pt"/>
    </style:style>
    <style:style style:name="T1" style:family="text">
      <style:text-properties style:font-name="Noto Sans1" fo:font-size="10pt" fo:font-weight="bold" style:font-size-asian="10pt" style:font-size-complex="10pt"/>
    </style:style>
    <style:style style:name="T2" style:family="text">
      <style:text-properties style:font-name="Noto Sans1" fo:font-size="7pt" fo:font-weight="bold" style:font-size-asian="7pt" style:font-size-complex="7pt"/>
    </style:style>
    <style:style style:name="T3" style:family="text">
      <style:text-properties style:font-name="Noto Sans1" fo:font-size="6pt" fo:font-weight="bold" style:font-size-asian="6pt" style:font-size-complex="6pt"/>
    </style:style>
    <style:style style:name="T4" style:family="text">
      <style:text-properties style:font-name="Noto Sans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Noto Sans1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Noto Sans1" fo:font-size="6pt" fo:font-weight="bold" style:font-size-asian="6pt" style:font-weight-asian="bold" style:font-size-complex="6pt" style:font-weight-complex="bold"/>
    </style:style>
    <style:style style:name="T7" style:family="text">
      <style:text-properties style:font-name="Noto Sans1" fo:font-size="8pt" fo:font-weight="bold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0.002cm" svg:height="15.398cm" svg:x="0cm" svg:y="-0.00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1cm" svg:y="12.065cm">
            <text:p text:style-name="P2"><text:span text:style-name="T1">65C02</text:span></text:p>
            <text:p text:style-name="P2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1.27cm" svg:x="3.652cm" svg:y="5.703cm">
            <text:p text:style-name="P2"><text:span text:style-name="T1">65C22</text:span></text:p>
            <text:p text:style-name="P2"><text:span text:style-name="T1">VI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1cm" svg:y="10.795cm">
            <text:p text:style-name="P2"><text:span text:style-name="T1">RT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1cm" svg:y="3.81cm">
            <text:p text:style-name="P2"><text:span text:style-name="T1">PS/2 Port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2.528cm">
            <text:p text:style-name="P2"><text:span text:style-name="T1">SD Car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6.338cm">
            <text:p text:style-name="P2"><text:span text:style-name="T1">IEC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5.068cm">
            <text:p text:style-name="P2"><text:span text:style-name="T1">UART Wi-F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6cm" svg:y="3.809cm">
            <text:p text:style-name="P2"><text:span text:style-name="T1">VDA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8.878cm">
            <text:p text:style-name="P2"><text:span text:style-name="T1">CODE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6cm" svg:y="14.128cm">
            <text:p text:style-name="P2"><text:span text:style-name="T1">OPL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3.651cm" svg:y="9.525cm">
            <text:p text:style-name="P2"><text:span text:style-name="T1">DIP Swit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1.27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6cm" svg:height="0.635cm" svg:x="6.192cm" svg:y="2.218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8.255cm" svg:height="12.7cm" svg:x="8.097cm" svg:y="0.623cm">
            <text:p text:style-name="P2"><text:span text:style-name="T1">TinyVick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6.193cm 4.758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3" draw:layer="layout" svg:width="0.635cm" svg:height="1.27cm" draw:transform="rotate (1.5707963267949) translate (7.462cm 2.846cm)">
            <text:p/>
            <draw:enhanced-geometry svg:viewBox="0 0 21600 21600" draw:text-areas="?f0 ?f8 ?f2 ?f9" draw:type="up-down-arrow" draw:modifiers="5400 4282.61211644375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6.986cm" svg:y="5.091cm">
            <text:p text:style-name="P2"><text:span text:style-name="T1">Vide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16.987cm" svg:y="7.62cm">
            <text:p text:style-name="P2"><text:span text:style-name="T1">Audi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271cm" svg:height="0.635cm" svg:x="15.716cm" svg:y="8.878cm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3.177cm" svg:y="7.608cm">
            <text:p text:style-name="P2"><text:span text:style-name="T1">Stereo PS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draw:transform="rotate (-1.5707963267949) translate (14.764cm 8.243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xml:id="id2" draw:id="id2" draw:layer="layout" svg:width="2.54cm" svg:height="1.27cm" svg:x="3.652cm" svg:y="1.893cm">
            <text:p text:style-name="P2"><text:span text:style-name="T1">Flash</text:span></text:p>
            <text:p text:style-name="P2"><text:span text:style-name="T2">512KB</text:span></text:p>
            <text:p text:style-name="P2"><text:span text:style-name="T3">$080000-$0FFFF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2.54cm" svg:height="1.27cm" svg:x="8.732cm" svg:y="1.893cm">
            <draw:glue-point draw:id="4" svg:x="-2.5cm" svg:y="-5cm"/>
            <draw:glue-point draw:id="5" svg:x="2.5cm" svg:y="-5cm"/>
            <text:p text:style-name="P2"><text:span text:style-name="T1">MM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4" draw:id="id4" draw:layer="layout" svg:width="2.54cm" svg:height="1.27cm" svg:x="8.732cm" svg:y="13.958cm">
            <text:p text:style-name="P5"><text:span text:style-name="T4">SRAM</text:span></text:p>
            <text:p text:style-name="P5"><text:span text:style-name="T5">512KB</text:span></text:p>
            <text:p text:style-name="P5"><text:span text:style-name="T6">$000000-$07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6" xml:id="id3" draw:id="id3" draw:layer="layout" svg:width="2.54cm" svg:height="1.27cm" svg:x="3.653cm" svg:y="3.806cm">
            <text:p text:style-name="P5"><text:span text:style-name="T4">Expansion</text:span></text:p>
            <text:p text:style-name="P5"><text:span text:style-name="T5">256KB</text:span></text:p>
            <text:p text:style-name="P5"><text:span text:style-name="T6">$100000-$13FF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11.434cm" svg:height="0.635cm" draw:transform="rotate (-1.5707963267949) translate (7.463cm 1.901cm)">
            <text:p text:style-name="P2"><text:span text:style-name="T1">CPU Bu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635cm" svg:height="1.27cm" svg:x="9.684cm" svg:y="12.688cm">
            <text:p/>
            <draw:enhanced-geometry svg:viewBox="0 0 21600 21600" draw:text-areas="?f0 ?f8 ?f2 ?f9" draw:type="up-down-arrow" draw:modifiers="5603.77358490566 4537.5295043273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13.176cm" svg:y="3.492cm">
            <text:p text:style-name="P2"><text:span text:style-name="T1">Video</text:span></text:p>
            <text:p text:style-name="P2"><text:span text:style-name="T1">Controll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10.795cm" svg:height="0.635cm" draw:transform="rotate (-1.5707963267949) translate (12.542cm 1.893cm)">
            <text:p text:style-name="P2"><text:span text:style-name="T1">Internal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3.177cm" svg:y="8.878cm">
            <text:p text:style-name="P2"><text:span text:style-name="T1">CODEC Ctr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6.338cm">
            <text:p text:style-name="P2"><text:span text:style-name="T1">DM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5.068cm">
            <text:p text:style-name="P2"><text:span text:style-name="T1">Tex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7.608cm">
            <text:p text:style-name="P2"><text:span text:style-name="T1">Bitmap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8.878cm">
            <text:p text:style-name="P2"><text:span text:style-name="T1">Spri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8.732cm" svg:y="10.148cm">
            <text:p text:style-name="P2"><text:span text:style-name="T1">T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2.54cm" svg:height="1.27cm" svg:x="8.732cm" svg:y="11.418cm">
            <text:p text:style-name="P5"><text:span text:style-name="T4">RAM 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11.27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2cm 10.78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2cm 12.3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2cm 3.16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2cm 2.84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1.271cm 4.44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2cm 5.70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2cm 8.2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2cm 6.97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2cm 9.51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3" draw:layer="layout" svg:width="0.635cm" svg:height="4.126cm" draw:transform="rotate (1.5707963267949) translate (12.542cm 10.783cm)">
            <text:p/>
            <draw:enhanced-geometry svg:viewBox="0 0 21600 21600" draw:text-areas="?f0 ?f8 ?f2 ?f9" draw:type="up-down-arrow" draw:modifiers="4483.01886792453 1475.93893869639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12.541cm 4.444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6cm" svg:height="0.635cm" draw:transform="rotate (-1.5707963267949) translate (18.573cm 4.456cm)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6.191cm 13.017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6.192cm 6.655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3" draw:layer="layout" svg:width="0.635cm" svg:height="0.635cm" draw:transform="rotate (1.5707963267949) translate (6.191cm 11.43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3" draw:layer="layout" svg:width="0.636cm" svg:height="0.635cm" svg:x="6.19cm" svg:y="9.525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3" draw:layer="layout" svg:width="0.636cm" svg:height="0.635cm" svg:x="3.015cm" svg:y="6.032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54cm" svg:height="0.635cm" svg:x="0.476cm" svg:y="6.032cm">
            <text:p text:style-name="P7"><text:span text:style-name="T7">Joystick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636cm" svg:height="0.635cm" svg:x="3.016cm" svg:y="7.937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14" draw:text-style-name="P9" draw:layer="layout" svg:x1="9.367cm" svg:y1="1.893cm" svg:x2="3.652cm" svg:y2="2.528cm" draw:start-shape="id1" draw:start-glue-point="4" draw:end-shape="id2" draw:end-glue-point="3" svg:d="M9367 1893v-518h-6233v1153h518" svg:viewBox="0 0 6234 1154">
            <text:p/>
          </draw:connector>
          <draw:connector draw:style-name="gr15" draw:text-style-name="P9" draw:layer="layout" draw:line-skew="-0.423cm -0.277cm" svg:x1="10.002cm" svg:y1="1.893cm" svg:x2="3.653cm" svg:y2="4.441cm" draw:start-shape="id1" draw:start-glue-point="0" draw:end-shape="id3" draw:end-glue-point="3" svg:d="M10002 1893v-941h-7144v3489h795" svg:viewBox="0 0 7145 3490">
            <text:p/>
          </draw:connector>
          <draw:custom-shape draw:style-name="gr16" draw:text-style-name="P11" draw:layer="layout" svg:width="2.857cm" svg:height="0.476cm" svg:x="4.604cm" svg:y="0cm">
            <text:p text:style-name="P10"><text:span text:style-name="T8">Bank Selection</text:span></text:p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draw:line-skew="-0.899cm -8.055cm" svg:x1="10.637cm" svg:y1="1.893cm" svg:x2="8.732cm" svg:y2="14.593cm" draw:start-shape="id1" draw:start-glue-point="5" draw:end-shape="id4" draw:end-glue-point="3" svg:d="M10637 1893v-1417h-10478v14117h8573" svg:viewBox="0 0 10479 14118">
            <text:p/>
          </draw:connector>
          <draw:custom-shape draw:style-name="gr3" draw:text-style-name="P8" draw:layer="layout" svg:width="2.54cm" svg:height="0.635cm" svg:x="0.476cm" svg:y="7.937cm">
            <text:p text:style-name="P7"><text:span text:style-name="T7">C64 Keyboard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draw:transform="rotate (1.5707963267949) translate (17.939cm 8.89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2.54cm" svg:height="1.27cm" svg:x="3.651cm" svg:y="7.62cm">
            <text:p text:style-name="P2"><text:span text:style-name="T1">65C22</text:span></text:p>
            <text:p text:style-name="P2"><text:span text:style-name="T1">VI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635cm" svg:height="0.635cm" draw:transform="rotate (1.5707963267949) translate (6.191cm 8.572cm)">
            <text:p/>
            <draw:enhanced-geometry svg:viewBox="0 0 21600 21600" draw:text-areas="?f0 ?f8 ?f2 ?f9" draw:type="up-down-arrow" draw:modifiers="5875.47169811321 6883.51648351648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3" draw:layer="layout" svg:width="1.271cm" svg:height="0.635cm" svg:x="15.716cm" svg:y="3.81cm">
            <text:p/>
            <draw:enhanced-geometry svg:viewBox="0 0 21600 21600" draw:text-areas="0 ?f0 ?f5 ?f2" draw:type="right-arrow" draw:modifiers="13095.8490566038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2.54cm" svg:height="0.635cm" svg:x="16.986cm" svg:y="11.43cm">
            <text:p text:style-name="P2"><text:span text:style-name="T1">Stereo SID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3.175cm" svg:height="3.492cm" svg:x="16.668cm" svg:y="10.16cm">
            <text:p text:style-name="P2"><text:span text:style-name="T1">TinyBeatrix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635cm" svg:x="16.986cm" svg:y="12.7cm">
            <text:p text:style-name="P2"><text:span text:style-name="T1">OPL3 Ctrl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0.793cm" svg:height="0.635cm" draw:transform="rotate (-1.5707963267949) translate (18.573cm 13.335cm)">
            <text:p/>
            <draw:enhanced-geometry svg:viewBox="0 0 21600 21600" draw:text-areas="0 ?f0 ?f5 ?f2" draw:type="right-arrow" draw:modifiers="15758.4905660377 4075.4716981132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3" draw:layer="layout" svg:width="0.635cm" svg:height="0.635cm" draw:transform="rotate (1.5707963267949) translate (17.938cm 10.16cm)">
            <text:p/>
            <draw:enhanced-geometry svg:viewBox="0 0 21600 21600" draw:text-areas="0 ?f0 ?f5 ?f2" draw:type="right-arrow" draw:modifiers="14501.8867924528 4211.3207547169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9cm" fo:page-height="15.3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09-14T14:06:06.428000000</meta:creation-date>
    <dc:date>2023-04-22T11:11:45.046000000</dc:date>
    <dc:creator>Peter Weingartner</dc:creator>
    <meta:editing-duration>PT58M23S</meta:editing-duration>
    <meta:editing-cycles>17</meta:editing-cycles>
    <meta:generator>LibreOffice/7.2.2.2$Windows_X86_64 LibreOffice_project/02b2acce88a210515b4a5bb2e46cbfb63fe97d56</meta:generator>
    <meta:document-statistic meta:object-count="74"/>
  </office:meta>
</office:document-meta>
</file>